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BD300000F18AE323F41.svm"/>
  <manifest:file-entry manifest:media-type="" manifest:full-path="Pictures/2000000700002C2300000E94C315B385.svm"/>
  <manifest:file-entry manifest:media-type="" manifest:full-path="Pictures/20000007000032F500001EE88A126490.svm"/>
  <manifest:file-entry manifest:media-type="" manifest:full-path="Pictures/200000070000325600001FA1E0610AE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4*"/>
    </style:style>
    <style:style style:name="Table2.D" style:family="table-column">
      <style:table-column-properties style:column-width="1.6729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9"/>
    <style:style style:name="P2" style:family="paragraph" style:parent-style-name="Text_20_body" style:list-style-name="L3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tional Test</text:h>
      <text:h text:style-name="Heading_20_2" text:outline-level="2">Hardware uart test</text:h>
      <text:h text:style-name="Heading_20_3" text:outline-level="3">Method</text:h>
      <text:p text:style-name="Text_20_body">Run the Hardware Uart test from the github repository</text:p>
      <text:h text:style-name="Heading_20_3" text:outline-level="3">Results</text:h>
      <text:p text:style-name="Text_20_body">Sketch runs and passes data</text:p>
      <text:p text:style-name="Text_20_body">Switch label is correct.</text:p>
      <text:h text:style-name="Heading_20_2" text:outline-level="2">Software uart test</text:h>
      <text:h text:style-name="Heading_20_3" text:outline-level="3">Method</text:h>
      <text:p text:style-name="Text_20_body">Run the Software UART test from the github repository</text:p>
      <text:h text:style-name="Heading_20_3" text:outline-level="3">Results</text:h>
      <text:p text:style-name="Text_20_body">Sketch runs and passes data.</text:p>
      <text:p text:style-name="Text_20_body">Switch label is correct.</text:p>
      <text:h text:style-name="Heading_20_2" text:outline-level="2">Low power configuration</text:h>
      <text:h text:style-name="Heading_20_3" text:outline-level="3"><draw:frame draw:style-name="fr1" draw:name="graphics1" text:anchor-type="paragraph" svg:x="1.1217in" svg:y="-0.0701in" svg:width="4.4484in" svg:height="1.4693in" draw:z-index="1"><draw:image xlink:href="Pictures/2000000700002C2300000E94C315B385.svm" xlink:type="simple" xlink:show="embed" xlink:actuate="onLoad"/></draw:frame>Method</text:h>
      <text:list xml:id="list38720832" text:style-name="L3">
        <text:list-item>
          <text:p text:style-name="P2">M ake the jumper configuration as shown.</text:p>
        </text:list-item>
        <text:list-item>
          <text:p text:style-name="P2">Attach to computer USB port.</text:p>
        </text:list-item>
      </text:list>
      <text:list xml:id="list39165329" text:style-name="L6">
        <text:list-item>
          <text:p text:style-name="P4">Replace the XBee with a series of loads 0mA to 500mA</text:p>
        </text:list-item>
        <text:list-item>
          <text:p text:style-name="P4">Measure VIN on the Teensy, regulated 3.3v rail, and current load applied</text:p>
        </text:list-item>
      </text:list>
      <text:h text:style-name="Heading_20_3" text:outline-level="3">Results</text:h>
      <text:p text:style-name="Text_20_body">The internal regulator starts cutting out above 200mA and the voltage quickly drops. <text:s/>Damage not apparent.</text:p>
      <text:p text:style-name="Text_20_body"><draw:frame draw:style-name="fr2" draw:name="graphics3" text:anchor-type="paragraph" svg:width="5.0728in" svg:height="3.1874in" draw:z-index="2"><draw:image xlink:href="Pictures/200000070000325600001FA1E0610AE9.svm" xlink:type="simple" xlink:show="embed" xlink:actuate="onLoad"/></draw:frame><text:soft-page-break/></text:p>
      <text:h text:style-name="Heading_20_2" text:outline-level="2">High power configuration</text:h>
      <text:h text:style-name="Heading_20_3" text:outline-level="3"><draw:frame draw:style-name="fr1" draw:name="graphics2" text:anchor-type="paragraph" svg:x="1.1374in" svg:y="-0.0161in" svg:width="4.4165in" svg:height="1.5217in" draw:z-index="0"><draw:image xlink:href="Pictures/2000000700002BD300000F18AE323F41.svm" xlink:type="simple" xlink:show="embed" xlink:actuate="onLoad"/></draw:frame>Method</text:h>
      <text:list xml:id="list38754032" text:style-name="L5">
        <text:list-item>
          <text:p text:style-name="P3">M ake the jumper configuration as shown.</text:p>
        </text:list-item>
        <text:list-item>
          <text:p text:style-name="P3">Attack to 3.3v stable regulated supply.</text:p>
        </text:list-item>
        <text:list-item>
          <text:p text:style-name="P3">Replace the XBee with a series of loads 0mA to 500mA</text:p>
        </text:list-item>
        <text:list-item>
          <text:p text:style-name="P3">Measure VIN on the Teensy, regulated 3.3v rail, and current load applied</text:p>
        </text:list-item>
      </text:list>
      <text:h text:style-name="Heading_20_3" text:outline-level="3">Results</text:h>
      <text:p text:style-name="Text_20_body">The connection is direct, so the slight current/voltage relationship is due to the source and wire impedance. <text:s/>Notice that at this level, there is no 5v rail.</text:p>
      <text:p text:style-name="Text_20_body"/>
      <text:h text:style-name="Heading_20_2" text:outline-level="2"><draw:frame draw:style-name="fr3" draw:name="graphics4" text:anchor-type="paragraph" svg:width="5.1362in" svg:height="3.1154in" draw:z-index="3"><draw:image xlink:href="Pictures/20000007000032F500001EE88A126490.svm" xlink:type="simple" xlink:show="embed" xlink:actuate="onLoad"/></draw:frame><text:soft-page-break/>LED colors and operations</text:h>
      <text:h text:style-name="Heading_20_3" text:outline-level="3">Method</text:h>
      <text:list xml:id="list40265201" text:style-name="L7">
        <text:list-item>
          <text:p text:style-name="P5">Run the HW UART code. <text:s/>This will test will test DIO5, DOUT and DIN. <text:s/>Send data from the USB dongle to the Teensy via airwaves to test the signal strength LED.</text:p>
        </text:list-item>
        <text:list-item>
          <text:p text:style-name="P5">Do the colors match other XBee products?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Function</text:p>
          </table:table-cell>
          <table:table-cell table:style-name="Table1.A1" office:value-type="string">
            <text:p text:style-name="Table_20_Contents">Arduino shield</text:p>
          </table:table-cell>
          <table:table-cell table:style-name="Table1.C1" office:value-type="string">
            <text:p text:style-name="Table_20_Contents">USB dongle</text:p>
          </table:table-cell>
        </table:table-row>
        <table:table-row>
          <table:table-cell table:style-name="Table1.A2" office:value-type="string">
            <text:p text:style-name="Table_20_Contents">RSSI</text:p>
          </table:table-cell>
          <table:table-cell table:style-name="Table1.A2" office:value-type="string">
            <text:p text:style-name="Table_20_Contents">Green</text:p>
          </table:table-cell>
          <table:table-cell table:style-name="Table1.C2" office:value-type="string">
            <text:p text:style-name="Table_20_Contents">Green</text:p>
          </table:table-cell>
        </table:table-row>
        <table:table-row>
          <table:table-cell table:style-name="Table1.A2" office:value-type="string">
            <text:p text:style-name="Table_20_Contents">Air to MCU</text:p>
          </table:table-cell>
          <table:table-cell table:style-name="Table1.A2" office:value-type="string">
            <text:p text:style-name="Table_20_Contents">"DOUT", Red</text:p>
          </table:table-cell>
          <table:table-cell table:style-name="Table1.C2" office:value-type="string">
            <text:p text:style-name="Table_20_Contents">"TX", Red</text:p>
          </table:table-cell>
        </table:table-row>
        <table:table-row>
          <table:table-cell table:style-name="Table1.A2" office:value-type="string">
            <text:p text:style-name="Table_20_Contents">MCU to Air</text:p>
          </table:table-cell>
          <table:table-cell table:style-name="Table1.A2" office:value-type="string">
            <text:p text:style-name="Table_20_Contents">"DIN", Green</text:p>
          </table:table-cell>
          <table:table-cell table:style-name="Table1.C2" office:value-type="string">
            <text:p text:style-name="Table_20_Contents">"RX", Green</text:p>
          </table:table-cell>
        </table:table-row>
        <table:table-row>
          <table:table-cell table:style-name="Table1.A2" office:value-type="string">
            <text:p text:style-name="Table_20_Contents">DIO5</text:p>
          </table:table-cell>
          <table:table-cell table:style-name="Table1.A2" office:value-type="string">
            <text:p text:style-name="Table_20_Contents">Green</text:p>
          </table:table-cell>
          <table:table-cell table:style-name="Table1.C2" office:value-type="string">
            <text:p text:style-name="Table_20_Contents">Not Present</text:p>
          </table:table-cell>
        </table:table-row>
        <table:table-row>
          <table:table-cell table:style-name="Table1.A2" office:value-type="string">
            <text:p text:style-name="Table_20_Contents">PWR</text:p>
          </table:table-cell>
          <table:table-cell table:style-name="Table1.A2" office:value-type="string">
            <text:p text:style-name="Table_20_Contents">Red</text:p>
          </table:table-cell>
          <table:table-cell table:style-name="Table1.C2" office:value-type="string">
            <text:p text:style-name="Table_20_Contents">Red</text:p>
          </table:table-cell>
        </table:table-row>
      </table:table>
      <text:p text:style-name="Text_20_body"/>
      <text:list xml:id="list40650005" text:continue-numbering="true" text:style-name="L7">
        <text:list-item>
          <text:p text:style-name="P5">Are you blinded by the lights?</text:p>
          <text:p text:style-name="P5"/>
        </text:list-item>
      </text:list>
      <text:h text:style-name="Heading_20_3" text:outline-level="3">Results</text:h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Function</text:p>
          </table:table-cell>
          <table:table-cell table:style-name="Table2.A1" office:value-type="string">
            <text:p text:style-name="Table_20_Contents">Silk/Color</text:p>
          </table:table-cell>
          <table:table-cell table:style-name="Table2.A1" office:value-type="string">
            <text:p text:style-name="Table_20_Contents">Correct?</text:p>
          </table:table-cell>
          <table:table-cell table:style-name="Table2.D1" office:value-type="string">
            <text:p text:style-name="Table_20_Contents">Brightness OK?</text:p>
          </table:table-cell>
        </table:table-row>
        <table:table-row>
          <table:table-cell table:style-name="Table2.A2" office:value-type="string">
            <text:p text:style-name="Table_20_Contents">RSSI</text:p>
          </table:table-cell>
          <table:table-cell table:style-name="Table2.A2" office:value-type="string">
            <text:p text:style-name="Table_20_Contents">Green</text:p>
          </table:table-cell>
          <table:table-cell table:style-name="Table2.A2" office:value-type="string">
            <text:p text:style-name="Table_20_Contents">Yes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Air to Teensy</text:p>
          </table:table-cell>
          <table:table-cell table:style-name="Table2.A2" office:value-type="string">
            <text:p text:style-name="Table_20_Contents">"DIN", Red</text:p>
          </table:table-cell>
          <table:table-cell table:style-name="Table2.A2" office:value-type="string">
            <text:p text:style-name="Table_20_Contents">Color correct, lable not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eensy to Air</text:p>
          </table:table-cell>
          <table:table-cell table:style-name="Table2.A2" office:value-type="string">
            <text:p text:style-name="Table_20_Contents">"DOUT", Green</text:p>
          </table:table-cell>
          <table:table-cell table:style-name="Table2.A2" office:value-type="string">
            <text:p text:style-name="Table_20_Contents">Color correct, lable not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DIO5</text:p>
          </table:table-cell>
          <table:table-cell table:style-name="Table2.A2" office:value-type="string">
            <text:p text:style-name="Table_20_Contents">Green</text:p>
          </table:table-cell>
          <table:table-cell table:style-name="Table2.A2" office:value-type="string">
            <text:p text:style-name="Table_20_Contents">Yes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PWR</text:p>
          </table:table-cell>
          <table:table-cell table:style-name="Table2.A2" office:value-type="string">
            <text:p text:style-name="Table_20_Contents">Red</text:p>
          </table:table-cell>
          <table:table-cell table:style-name="Table2.A2" office:value-type="string">
            <text:p text:style-name="Table_20_Contents">Yes</text:p>
          </table:table-cell>
          <table:table-cell table:style-name="Table2.D2" office:value-type="string">
            <text:p text:style-name="Table_20_Contents">Yes</text:p>
          </table:table-cell>
        </table:table-row>
      </table:table>
      <text:p text:style-name="Standard"/>
      <text:h text:style-name="Heading_20_2" text:outline-level="2"><text:soft-page-break/>Action items/Corrections</text:h>
      <text:list xml:id="list40588649" text:style-name="L9">
        <text:list-item>
          <text:p text:style-name="P1">Twist power LEDs to match other LEDs.</text:p>
        </text:list-item>
        <text:list-item>
          <text:p text:style-name="P1">Mark PWR to LED and jumper pads.</text:p>
        </text:list-item>
        <text:list-item>
          <text:p text:style-name="P1">Swap DIN and DOUT lab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M35S</meta:editing-duration>
    <meta:editing-cycles>5</meta:editing-cycles>
    <meta:generator>OpenOffice.org/3.3$Win32 OpenOffice.org_project/330m20$Build-9567</meta:generator>
    <dc:date>2015-03-19T20:47:13.90</dc:date>
    <dc:creator>Marshall Taylor</dc:creator>
    <meta:document-statistic meta:table-count="2" meta:image-count="4" meta:object-count="0" meta:page-count="4" meta:paragraph-count="81" meta:word-count="323" meta:character-count="1753"/>
    <meta:user-defined meta:name="Info 1"/>
    <meta:user-defined meta:name="Info 2"/>
    <meta:user-defined meta:name="Info 3"/>
    <meta:user-defined meta:name="Info 4"/>
  </office:meta>
</office:document-meta>
</file>